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6931in" table:align="margins" style:may-break-between-rows="true" table:border-model="collapsing"/>
    </style:style>
    <style:style style:name="Table2.A" style:family="table-column">
      <style:table-column-properties style:column-width="0.5146in" style:rel-column-width="5041*"/>
    </style:style>
    <style:style style:name="Table2.I" style:family="table-column">
      <style:table-column-properties style:column-width="0.7722in" style:rel-column-width="7561*"/>
    </style:style>
    <style:style style:name="Table2.J" style:family="table-column">
      <style:table-column-properties style:column-width="0.7722in" style:rel-column-width="7562*"/>
    </style:style>
    <style:style style:name="Table2.L" style:family="table-column">
      <style:table-column-properties style:column-width="0.5153in" style:rel-column-width="504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4465in"/>
    </style:style>
    <style:style style:name="Table1.B" style:family="table-column">
      <style:table-column-properties style:column-width="0.4472in"/>
    </style:style>
    <style:style style:name="Table1.C" style:family="table-column">
      <style:table-column-properties style:column-width="0.4479in"/>
    </style:style>
    <style:style style:name="Table1.K" style:family="table-column">
      <style:table-column-properties style:column-width="0.4688in"/>
    </style:style>
    <style:style style:name="Table1.L" style:family="table-column">
      <style:table-column-properties style:column-width="1.7563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0.5625in"/>
    </style:style>
    <style:style style:name="Table4.B" style:family="table-column">
      <style:table-column-properties style:column-width="0.5in"/>
    </style:style>
    <style:style style:name="Table4.H" style:family="table-column">
      <style:table-column-properties style:column-width="0.625in"/>
    </style:style>
    <style:style style:name="Table4.L" style:family="table-column">
      <style:table-column-properties style:column-width="0.6354in"/>
    </style:style>
    <style:style style:name="Table4.A1" style:family="table-cell">
      <style:table-cell-properties fo:background-color="#ffff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E1" style:family="table-cell">
      <style:table-cell-properties fo:background-color="#fde9a9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I1" style:family="table-cell">
      <style:table-cell-properties fo:background-color="#c99c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L1" style:family="table-cell">
      <style:table-cell-properties fo:background-color="#c99c00" fo:padding="0.0382in" fo:border="0.5pt solid #000000" style:writing-mode="page">
        <style:background-image/>
      </style:table-cell-properties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5576in" style:rel-column-width="5460*"/>
    </style:style>
    <style:style style:name="Table5.B" style:family="table-column">
      <style:table-column-properties style:column-width="0.5576in" style:rel-column-width="5461*"/>
    </style:style>
    <style:style style:name="Table5.D" style:family="table-column">
      <style:table-column-properties style:column-width="0.5576in" style:rel-column-width="5462*"/>
    </style:style>
    <style:style style:name="Table5.L" style:family="table-column">
      <style:table-column-properties style:column-width="0.5583in" style:rel-column-width="5465*"/>
    </style:style>
    <style:style style:name="Table5.A1" style:family="table-cell">
      <style:table-cell-properties fo:background-color="#fde9a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E1" style:family="table-cell">
      <style:table-cell-properties fo:background-color="#e9b91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I1" style:family="table-cell">
      <style:table-cell-properties fo:background-color="#ffd7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L1" style:family="table-cell">
      <style:table-cell-properties fo:background-color="#ffd74c" fo:padding="0.0382in" fo:border="0.05pt solid #000000">
        <style:background-image/>
      </style:table-cell-properties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0.5625in"/>
    </style:style>
    <style:style style:name="Table6.B" style:family="table-column">
      <style:table-column-properties style:column-width="0.5in"/>
    </style:style>
    <style:style style:name="Table6.H" style:family="table-column">
      <style:table-column-properties style:column-width="0.625in"/>
    </style:style>
    <style:style style:name="Table6.L" style:family="table-column">
      <style:table-column-properties style:column-width="0.6354in"/>
    </style:style>
    <style:style style:name="Table6.A1" style:family="table-cell">
      <style:table-cell-properties fo:background-color="#ccf4c6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C1" style:family="table-cell">
      <style:table-cell-properties fo:background-color="#92e285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E1" style:family="table-cell">
      <style:table-cell-properties fo:background-color="#43c33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G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5576in" style:rel-column-width="5460*"/>
    </style:style>
    <style:style style:name="Table3.B" style:family="table-column">
      <style:table-column-properties style:column-width="0.5576in" style:rel-column-width="5461*"/>
    </style:style>
    <style:style style:name="Table3.D" style:family="table-column">
      <style:table-column-properties style:column-width="0.5576in" style:rel-column-width="5462*"/>
    </style:style>
    <style:style style:name="Table3.L" style:family="table-column">
      <style:table-column-properties style:column-width="0.5583in" style:rel-column-width="546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L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Khmer OS" fo:font-size="16pt" officeooo:rsid="00049a4a" officeooo:paragraph-rsid="00049a4a" style:font-name-complex="Khmer OS" style:font-size-complex="16pt"/>
    </style:style>
    <style:style style:name="P2" style:family="paragraph" style:parent-style-name="Standard">
      <style:text-properties style:font-name="Khmer OS" officeooo:paragraph-rsid="0004f3c4" style:font-name-complex="Khmer OS"/>
    </style:style>
    <style:style style:name="P3" style:family="paragraph" style:parent-style-name="Standard">
      <style:paragraph-properties fo:text-align="center" style:justify-single-word="false"/>
      <style:text-properties style:font-name="Khmer OS" officeooo:paragraph-rsid="0004f3c4" style:font-name-complex="Khmer OS"/>
    </style:style>
    <style:style style:name="P4" style:family="paragraph" style:parent-style-name="Standard">
      <style:text-properties style:font-name="Khmer OS" officeooo:paragraph-rsid="0006fc3a" style:font-name-complex="Khmer OS"/>
    </style:style>
    <style:style style:name="P5" style:family="paragraph" style:parent-style-name="Standard">
      <style:text-properties style:font-name="Khmer OS" fo:font-size="8pt" officeooo:paragraph-rsid="0006fc3a" style:font-name-complex="Khmer OS" style:font-size-complex="16pt"/>
    </style:style>
    <style:style style:name="P6" style:family="paragraph" style:parent-style-name="Standard">
      <style:paragraph-properties fo:text-align="center" style:justify-single-word="false"/>
      <style:text-properties officeooo:paragraph-rsid="0006fc3a"/>
    </style:style>
    <style:style style:name="P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Khmer OS" fo:font-size="9pt" fo:font-style="normal" fo:text-shadow="none" style:text-underline-style="none" fo:font-weight="normal" officeooo:paragraph-rsid="0006fc3a" style:font-size-asian="13pt" style:font-style-asian="normal" style:font-weight-asian="normal" style:font-name-complex="Khmer OS" style:font-size-complex="16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font-name="Khmer OS" fo:font-size="16pt" officeooo:rsid="00049a4a" officeooo:paragraph-rsid="00049a4a" style:font-name-complex="Khmer OS" style:font-size-complex="16pt"/>
    </style:style>
    <style:style style:name="P9" style:family="paragraph" style:parent-style-name="Standard">
      <style:text-properties style:font-name="Khmer OS" fo:font-size="16pt" officeooo:rsid="00049a4a" officeooo:paragraph-rsid="0004f3c4" style:font-name-complex="Khmer OS" style:font-size-complex="16pt"/>
    </style:style>
    <style:style style:name="P10" style:family="paragraph" style:parent-style-name="Standard">
      <style:text-properties style:font-name="Khmer OS" fo:font-size="16pt" officeooo:rsid="00049a4a" officeooo:paragraph-rsid="0006fc3a" style:font-name-complex="Khmer OS" style:font-size-complex="16pt"/>
    </style:style>
    <style:style style:name="P11" style:family="paragraph" style:parent-style-name="Standard">
      <style:text-properties style:font-name="Khmer OS" fo:font-size="16pt" officeooo:rsid="0004f3c4" officeooo:paragraph-rsid="00051cfe" style:font-name-complex="Khmer OS" style:font-size-complex="16pt"/>
    </style:style>
    <style:style style:name="P12" style:family="paragraph" style:parent-style-name="Standard">
      <style:text-properties style:font-name="Khmer OS" fo:font-size="16pt" officeooo:rsid="000aa962" officeooo:paragraph-rsid="000aa962" style:font-name-complex="Khmer OS" style:font-size-complex="16pt"/>
    </style:style>
    <style:style style:name="P13" style:family="paragraph" style:parent-style-name="Standard">
      <style:text-properties style:font-name="Khmer OS" fo:font-size="16pt" officeooo:rsid="000aa962" officeooo:paragraph-rsid="000ab6bf" style:font-name-complex="Khmer OS" style:font-size-complex="16pt"/>
    </style:style>
    <style:style style:name="P14" style:family="paragraph" style:parent-style-name="Standard">
      <style:text-properties style:font-name="Khmer OS" fo:font-size="16pt" fo:font-weight="bold" officeooo:rsid="000aa962" officeooo:paragraph-rsid="000aa962" style:font-weight-asian="bold" style:font-name-complex="Khmer OS" style:font-size-complex="16pt" style:font-weight-complex="bold"/>
    </style:style>
    <style:style style:name="P15" style:family="paragraph" style:parent-style-name="Standard">
      <style:text-properties style:font-name="Khmer OS" fo:font-size="12pt" officeooo:rsid="00049a4a" officeooo:paragraph-rsid="00049a4a" style:font-name-complex="Khmer OS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Khmer OS" fo:font-size="12pt" officeooo:rsid="0004f3c4" officeooo:paragraph-rsid="0006fc3a" style:font-size-asian="13pt" style:font-name-complex="Khmer OS" style:font-size-complex="16pt"/>
    </style:style>
    <style:style style:name="P17" style:family="paragraph" style:parent-style-name="Standard">
      <style:text-properties style:font-name="Khmer OS" officeooo:paragraph-rsid="0006fc3a" style:font-name-complex="Khmer OS"/>
    </style:style>
    <style:style style:name="P18" style:family="paragraph" style:parent-style-name="Standard">
      <style:text-properties style:font-name="Khmer OS" officeooo:rsid="000aa962" officeooo:paragraph-rsid="000aa962" style:font-name-complex="Khmer OS"/>
    </style:style>
    <style:style style:name="P1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Khmer OS" fo:font-size="12pt" fo:font-style="normal" fo:text-shadow="none" style:text-underline-style="none" fo:font-weight="normal" officeooo:rsid="00049a4a" officeooo:paragraph-rsid="00049a4a" style:font-size-asian="12pt" style:font-style-asian="normal" style:font-weight-asian="normal" style:font-name-complex="Khmer OS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Khmer OS" fo:font-size="12pt" fo:font-style="normal" fo:text-shadow="none" style:text-underline-style="none" fo:font-weight="normal" officeooo:rsid="0004f3c4" officeooo:paragraph-rsid="0006fc3a" style:font-size-asian="13pt" style:font-style-asian="normal" style:font-weight-asian="normal" style:font-name-complex="Khmer OS" style:font-size-complex="16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Khmer OS" fo:font-size="13pt" fo:font-style="normal" fo:text-shadow="none" style:text-underline-style="none" fo:font-weight="normal" officeooo:rsid="00049a4a" officeooo:paragraph-rsid="00049a4a" style:font-size-asian="13pt" style:font-style-asian="normal" style:font-weight-asian="normal" style:font-name-complex="Khmer OS" style:font-size-complex="13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Khmer OS" fo:font-size="13pt" fo:font-style="normal" fo:text-shadow="none" style:text-underline-style="none" fo:font-weight="normal" officeooo:rsid="00049a4a" officeooo:paragraph-rsid="0004f3c4" style:font-size-asian="13pt" style:font-style-asian="normal" style:font-weight-asian="normal" style:font-name-complex="Khmer OS" style:font-size-complex="13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/>
      <style:text-properties officeooo:paragraph-rsid="0006fc3a"/>
    </style:style>
    <style:style style:name="P24" style:family="paragraph" style:parent-style-name="Standard">
      <style:text-properties officeooo:paragraph-rsid="0006fc3a"/>
    </style:style>
    <style:style style:name="P25" style:family="paragraph" style:parent-style-name="Standard">
      <style:text-properties officeooo:paragraph-rsid="000aa962"/>
    </style:style>
    <style:style style:name="P26" style:family="paragraph" style:parent-style-name="Standard">
      <style:text-properties officeooo:paragraph-rsid="000ab6bf"/>
    </style:style>
    <style:style style:name="P27" style:family="paragraph" style:parent-style-name="Standard">
      <style:text-properties fo:font-weight="bold" officeooo:paragraph-rsid="000aa962" style:font-weight-asian="bold" style:font-weight-complex="bold"/>
    </style:style>
    <style:style style:name="T1" style:family="text">
      <style:text-properties fo:font-size="12pt" officeooo:rsid="00049a4a"/>
    </style:style>
    <style:style style:name="T2" style:family="text">
      <style:text-properties fo:font-size="12pt" officeooo:rsid="0004f3c4"/>
    </style:style>
    <style:style style:name="T3" style:family="text">
      <style:text-properties fo:font-size="12pt" officeooo:rsid="00051cfe"/>
    </style:style>
    <style:style style:name="T4" style:family="text">
      <style:text-properties style:font-name="Khmer OS" fo:font-size="16pt" officeooo:rsid="0004f3c4" style:font-name-complex="Khmer OS" style:font-size-complex="16pt"/>
    </style:style>
    <style:style style:name="T5" style:family="text">
      <style:text-properties style:font-name="Khmer OS" fo:font-size="16pt" officeooo:rsid="000aa962" style:font-name-complex="Khmer OS" style:font-size-complex="16pt"/>
    </style:style>
    <style:style style:name="T6" style:family="text">
      <style:text-properties style:font-name="Khmer OS" fo:font-size="16pt" officeooo:rsid="000ab6bf" style:font-name-complex="Khmer OS" style:font-size-complex="16pt"/>
    </style:style>
    <style:style style:name="T7" style:family="text">
      <style:text-properties style:font-name="Khmer OS" fo:font-size="16pt" officeooo:rsid="000b603c" style:font-name-complex="Khmer OS" style:font-size-complex="16pt"/>
    </style:style>
    <style:style style:name="T8" style:family="text">
      <style:text-properties style:font-name="Khmer OS" fo:font-size="16pt" fo:font-weight="bold" officeooo:rsid="000ab6bf" style:font-weight-asian="bold" style:font-name-complex="Khmer OS" style:font-size-complex="16pt" style:font-weight-complex="bold"/>
    </style:style>
    <style:style style:name="T9" style:family="text">
      <style:text-properties style:font-name="Khmer OS" fo:font-size="12pt" officeooo:rsid="0004f3c4" style:font-size-asian="13pt" style:font-name-complex="Khmer OS" style:font-size-complex="16pt"/>
    </style:style>
    <style:style style:name="T10" style:family="text">
      <style:text-properties style:font-name="Khmer OS" fo:font-size="12pt" officeooo:rsid="0008a7d6" style:font-size-asian="13pt" style:font-name-complex="Khmer OS" style:font-size-complex="16pt"/>
    </style:style>
    <style:style style:name="T11" style:family="text">
      <style:text-properties style:font-name="Khmer OS" fo:font-size="12pt" officeooo:rsid="00049a4a" style:font-name-complex="Khmer OS" style:font-size-complex="16pt"/>
    </style:style>
    <style:style style:name="T12" style:family="text">
      <style:text-properties style:font-name="Khmer OS" fo:font-size="12pt" officeooo:rsid="0009e71c" style:font-name-complex="Khmer OS" style:font-size-complex="16pt"/>
    </style:style>
    <style:style style:name="T13" style:family="text">
      <style:text-properties style:font-name="Khmer OS" fo:font-size="12pt" officeooo:rsid="0004f3c4" style:font-name-complex="Khmer OS" style:font-size-complex="16pt"/>
    </style:style>
    <style:style style:name="T14" style:family="text">
      <style:text-properties style:font-name="Khmer OS" fo:font-size="12pt" officeooo:rsid="00051cfe" style:font-name-complex="Khmer OS" style:font-size-complex="16pt"/>
    </style:style>
    <style:style style:name="T15" style:family="text">
      <style:text-properties style:font-name="Khmer OS" fo:font-size="12pt" officeooo:rsid="000aa962" style:font-name-complex="Khmer OS" style:font-size-complex="16pt"/>
    </style:style>
    <style:style style:name="T16" style:family="text">
      <style:text-properties fo:font-size="16pt" style:font-size-complex="16pt"/>
    </style:style>
    <style:style style:name="T17" style:family="text">
      <style:text-properties fo:font-size="16pt" officeooo:rsid="00049a4a" style:font-size-complex="16pt"/>
    </style:style>
    <style:style style:name="T18" style:family="text">
      <style:text-properties fo:font-size="16pt" officeooo:rsid="0004f3c4" style:font-size-complex="16pt"/>
    </style:style>
    <style:style style:name="T19" style:family="text">
      <style:text-properties fo:font-size="16pt" officeooo:rsid="0009d85a" style:font-size-complex="16pt"/>
    </style:style>
    <style:style style:name="T20" style:family="text">
      <style:text-properties fo:color="#000000" style:text-outline="false" style:text-line-through-style="none" style:text-line-through-type="none" style:font-name="Khmer OS" fo:font-size="12pt" fo:font-style="normal" fo:text-shadow="none" style:text-underline-style="none" fo:font-weight="normal" officeooo:rsid="00049a4a" style:font-size-asian="13pt" style:font-style-asian="normal" style:font-weight-asian="normal" style:font-name-complex="Khmer OS" style:font-size-complex="16pt" style:font-style-complex="normal" style:font-weight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Khmer OS" fo:font-size="12pt" fo:font-style="normal" fo:text-shadow="none" style:text-underline-style="none" fo:font-weight="normal" officeooo:rsid="0006fc3a" style:font-size-asian="13pt" style:font-style-asian="normal" style:font-weight-asian="normal" style:font-name-complex="Khmer OS" style:font-size-complex="16pt" style:font-style-complex="normal" style:font-weight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Khmer OS" fo:font-size="12pt" fo:font-style="normal" fo:text-shadow="none" style:text-underline-style="none" fo:font-weight="normal" officeooo:rsid="0004f3c4" style:font-size-asian="13pt" style:font-style-asian="normal" style:font-weight-asian="normal" style:font-name-complex="Khmer OS" style:font-size-complex="16pt" style:font-style-complex="normal" style:font-weight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Khmer OS" fo:font-size="12pt" fo:font-style="normal" fo:text-shadow="none" style:text-underline-style="none" fo:font-weight="normal" officeooo:rsid="0008a7d6" style:font-size-asian="13pt" style:font-style-asian="normal" style:font-weight-asian="normal" style:font-name-complex="Khmer OS" style:font-size-complex="16pt" style:font-style-complex="normal" style:font-weight-complex="normal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Khmer OS" fo:font-size="12pt" fo:font-style="normal" fo:text-shadow="none" style:text-underline-style="none" fo:font-weight="normal" officeooo:rsid="0009d85a" style:font-size-asian="13pt" style:font-style-asian="normal" style:font-weight-asian="normal" style:font-name-complex="Khmer OS" style:font-size-complex="16pt" style:font-style-complex="normal" style:font-weight-complex="normal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font-name="Khmer OS" fo:font-size="12pt" fo:font-style="normal" fo:text-shadow="none" style:text-underline-style="none" fo:font-weight="normal" officeooo:rsid="0009e71c" style:font-size-asian="13pt" style:font-style-asian="normal" style:font-weight-asian="normal" style:font-name-complex="Khmer OS" style:font-size-complex="16pt" style:font-style-complex="normal" style:font-weight-complex="normal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fo:font-size="13pt" fo:font-style="normal" fo:text-shadow="none" style:text-underline-style="none" fo:font-weight="normal" officeooo:rsid="00049a4a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fo:font-size="13pt" fo:font-style="normal" fo:text-shadow="none" style:text-underline-style="none" fo:font-weight="normal" officeooo:rsid="0004f3c4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28" style:family="text">
      <style:text-properties fo:color="#000000" fo:font-size="16pt" style:text-underline-style="none" fo:font-weight="normal" officeooo:rsid="000817e6" fo:background-color="transparent" loext:char-shading-value="0" style:font-size-asian="16pt" style:font-weight-asian="normal" style:font-size-complex="16pt" style:font-weight-complex="normal"/>
    </style:style>
    <style:style style:name="T29" style:family="text">
      <style:text-properties officeooo:rsid="0004f3c4"/>
    </style:style>
    <style:style style:name="T30" style:family="text">
      <style:text-properties fo:font-size="13pt" officeooo:rsid="00049a4a" style:font-size-asian="13pt" style:font-size-complex="13pt"/>
    </style:style>
    <style:style style:name="T31" style:family="text">
      <style:text-properties fo:font-size="13pt" officeooo:rsid="0004f3c4" style:font-size-asian="13pt" style:font-size-complex="13pt"/>
    </style:style>
    <style:style style:name="T32" style:family="text">
      <style:text-properties officeooo:rsid="000aa962"/>
    </style:style>
    <style:style style:name="T33" style:family="text">
      <style:text-properties officeooo:rsid="000ab6bf"/>
    </style:style>
    <style:style style:name="T34" style:family="text">
      <style:text-properties fo:font-weight="bold" officeooo:rsid="000ab6bf" style:font-weight-asian="bold" style:font-weight-complex="bold"/>
    </style:style>
    <style:style style:name="T35" style:family="text">
      <style:text-properties officeooo:rsid="000b60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Corn Daveat</text:p>
      <text:p text:style-name="P1">Class: M3</text:p>
      <text:p text:style-name="P1"/>
      <text:p text:style-name="P1">1. សរសេររបៀមផ្ទុកធាតុនិមួយៗនៃ Array នេះ</text:p>
      <text:p text:style-name="P1">A. ផ្ទុកតាមជួរដេកចម្បង (Row Major Order)</text:p>
      <table:table table:name="Table2" table:style-name="Table2" table:template-name="Default Style">
        <table:table-column table:style-name="Table2.A" table:number-columns-repeated="8"/>
        <table:table-column table:style-name="Table2.I"/>
        <table:table-column table:style-name="Table2.J"/>
        <table:table-column table:style-name="Table2.A"/>
        <table:table-column table:style-name="Table2.L"/>
        <table:table-row table:style-name="Table2.1">
          <table:table-cell table:style-name="Table2.A1" office:value-type="string">
            <text:p text:style-name="P19">A00</text:p>
          </table:table-cell>
          <table:table-cell table:style-name="Table2.A1" office:value-type="string">
            <text:p text:style-name="P19">A01</text:p>
          </table:table-cell>
          <table:table-cell table:style-name="Table2.A1" office:value-type="string">
            <text:p text:style-name="P21">A02</text:p>
          </table:table-cell>
          <table:table-cell table:style-name="Table2.A1" office:value-type="string">
            <text:p text:style-name="P21">A10</text:p>
          </table:table-cell>
          <table:table-cell table:style-name="Table2.A1" office:value-type="string">
            <text:p text:style-name="P21">A11</text:p>
          </table:table-cell>
          <table:table-cell table:style-name="Table2.A1" office:value-type="string">
            <text:p text:style-name="P21">A12</text:p>
          </table:table-cell>
          <table:table-cell table:style-name="Table2.A1" office:value-type="string">
            <text:p text:style-name="P21">A20</text:p>
          </table:table-cell>
          <table:table-cell table:style-name="Table2.A1" office:value-type="string">
            <text:p text:style-name="P21">A21</text:p>
          </table:table-cell>
          <table:table-cell table:style-name="Table2.A1" office:value-type="string">
            <text:p text:style-name="P21">A22</text:p>
          </table:table-cell>
          <table:table-cell table:style-name="Table2.A1" office:value-type="string">
            <text:p text:style-name="P21">A30</text:p>
          </table:table-cell>
          <table:table-cell table:style-name="Table2.A1" office:value-type="string">
            <text:p text:style-name="P21">A31</text:p>
          </table:table-cell>
          <table:table-cell table:style-name="Table2.L1" office:value-type="string">
            <text:p text:style-name="P21">A32</text:p>
          </table:table-cell>
        </table:table-row>
      </table:table>
      <text:p text:style-name="P15"/>
      <text:p text:style-name="P9">B. ផ្ទុកតាមជួរឈរចម្បង (Column Major Order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2"/>
        <table:table-column table:style-name="Table1.C"/>
        <table:table-column table:style-name="Table1.A"/>
        <table:table-column table:style-name="Table1.C"/>
        <table:table-column table:style-name="Table1.B" table:number-columns-repeated="2"/>
        <table:table-column table:style-name="Table1.K"/>
        <table:table-column table:style-name="Table1.L"/>
        <table:table-row table:style-name="TableLine93931923974960">
          <table:table-cell table:style-name="Table1.A1" office:value-type="string">
            <text:p text:style-name="P22">A00</text:p>
          </table:table-cell>
          <table:table-cell table:style-name="Table1.A1" office:value-type="string">
            <text:p text:style-name="P3"><text:span text:style-name="T26">A</text:span><text:span text:style-name="T27">10</text:span></text:p>
          </table:table-cell>
          <table:table-cell table:style-name="Table1.A1" office:value-type="string">
            <text:p text:style-name="P3"><text:span text:style-name="T26">A</text:span><text:span text:style-name="T27">20</text:span></text:p>
          </table:table-cell>
          <table:table-cell table:style-name="Table1.A1" office:value-type="string">
            <text:p text:style-name="P3"><text:span text:style-name="T26">A</text:span><text:span text:style-name="T27">3</text:span><text:span text:style-name="T26">0</text:span></text:p>
          </table:table-cell>
          <table:table-cell table:style-name="Table1.A1" office:value-type="string">
            <text:p text:style-name="P3"><text:span text:style-name="T26">A</text:span><text:span text:style-name="T27">0</text:span><text:span text:style-name="T26">1</text:span></text:p>
          </table:table-cell>
          <table:table-cell table:style-name="Table1.A1" office:value-type="string">
            <text:p text:style-name="P3"><text:span text:style-name="T26">A</text:span><text:span text:style-name="T27">11</text:span></text:p>
          </table:table-cell>
          <table:table-cell table:style-name="Table1.A1" office:value-type="string">
            <text:p text:style-name="P3"><text:span text:style-name="T30">A</text:span><text:span text:style-name="T31">21</text:span></text:p>
          </table:table-cell>
          <table:table-cell table:style-name="Table1.A1" office:value-type="string">
            <text:p text:style-name="P3"><text:span text:style-name="T26">A</text:span><text:span text:style-name="T27">31</text:span></text:p>
          </table:table-cell>
          <table:table-cell table:style-name="Table1.A1" office:value-type="string">
            <text:p text:style-name="P3"><text:span text:style-name="T26">A</text:span><text:span text:style-name="T27">0</text:span><text:span text:style-name="T26">2</text:span></text:p>
          </table:table-cell>
          <table:table-cell table:style-name="Table1.A1" office:value-type="string">
            <text:p text:style-name="P3"><text:span text:style-name="T26">A</text:span><text:span text:style-name="T27">1</text:span><text:span text:style-name="T26">2</text:span></text:p>
          </table:table-cell>
          <table:table-cell table:style-name="Table1.A1" office:value-type="string">
            <text:p text:style-name="P3"><text:span text:style-name="T26">A</text:span><text:span text:style-name="T27">22</text:span></text:p>
          </table:table-cell>
          <table:table-cell table:style-name="Table1.L1" office:value-type="string">
            <text:p text:style-name="P3"><text:span text:style-name="T26">A</text:span><text:span text:style-name="T27">32</text:span></text:p>
          </table:table-cell>
        </table:table-row>
      </table:table>
      <text:p text:style-name="P2"/>
      <text:p text:style-name="P2"/>
      <text:p text:style-name="P2"><text:span text:style-name="T18">2</text:span><text:span text:style-name="T17">. សរសេររបៀមផ្ទុកធាតុនិមួយៗនៃ Array </text:span><text:span text:style-name="T18">3 វិមាត្រ</text:span><text:span text:style-name="T17"> នេះ</text:span></text:p>
      <text:p text:style-name="P10">A. ផ្ទុកតាមជួរដេកចម្បង (Row Major Order)</text:p>
      <table:table table:name="Table4" table:style-name="Table4">
        <table:table-column table:style-name="Table4.A"/>
        <table:table-column table:style-name="Table4.B" table:number-columns-repeated="6"/>
        <table:table-column table:style-name="Table4.H" table:number-columns-repeated="4"/>
        <table:table-column table:style-name="Table4.L"/>
        <table:table-row table:style-name="TableLine93932042345328">
          <table:table-cell table:style-name="Table4.A1" office:value-type="string">
            <text:p text:style-name="P7"><text:span text:style-name="T1">A</text:span><text:span text:style-name="T2">000</text:span></text:p>
          </table:table-cell>
          <table:table-cell table:style-name="Table4.A1" office:value-type="string">
            <text:p text:style-name="P20">A001</text:p>
          </table:table-cell>
          <table:table-cell table:style-name="Table4.A1" office:value-type="string">
            <text:p text:style-name="P20">A002</text:p>
          </table:table-cell>
          <table:table-cell table:style-name="Table4.A1" office:value-type="string">
            <text:p text:style-name="P20">A003</text:p>
          </table:table-cell>
          <table:table-cell table:style-name="Table4.E1" office:value-type="string">
            <text:p text:style-name="P20">A010</text:p>
          </table:table-cell>
          <table:table-cell table:style-name="Table4.E1" office:value-type="string">
            <text:p text:style-name="P20">A011</text:p>
          </table:table-cell>
          <table:table-cell table:style-name="Table4.E1" office:value-type="string">
            <text:p text:style-name="P16">A012</text:p>
          </table:table-cell>
          <table:table-cell table:style-name="Table4.E1" office:value-type="string">
            <text:p text:style-name="P20">A013</text:p>
          </table:table-cell>
          <table:table-cell table:style-name="Table4.I1" office:value-type="string">
            <text:p text:style-name="P20">A020</text:p>
          </table:table-cell>
          <table:table-cell table:style-name="Table4.I1" office:value-type="string">
            <text:p text:style-name="P20">A021</text:p>
          </table:table-cell>
          <table:table-cell table:style-name="Table4.I1" office:value-type="string">
            <text:p text:style-name="P20">A022</text:p>
          </table:table-cell>
          <table:table-cell table:style-name="Table4.L1" office:value-type="string">
            <text:p text:style-name="P20">A023</text:p>
          </table:table-cell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column table:style-name="Table5.B"/>
        <table:table-column table:style-name="Table5.A"/>
        <table:table-column table:style-name="Table5.D"/>
        <table:table-column table:style-name="Table5.B"/>
        <table:table-column table:style-name="Table5.A"/>
        <table:table-column table:style-name="Table5.D"/>
        <table:table-column table:style-name="Table5.B"/>
        <table:table-column table:style-name="Table5.L"/>
        <table:table-row table:style-name="TableLine93931924021504">
          <table:table-cell table:style-name="Table5.A1" office:value-type="string">
            <text:p text:style-name="P5"><text:span text:style-name="T1">A</text:span><text:span text:style-name="T3">1</text:span><text:span text:style-name="T2">00</text:span></text:p>
          </table:table-cell>
          <table:table-cell table:style-name="Table5.A1" office:value-type="string">
            <text:p text:style-name="P5"><text:span text:style-name="T2">A</text:span><text:span text:style-name="T3">1</text:span><text:span text:style-name="T2">01</text:span></text:p>
          </table:table-cell>
          <table:table-cell table:style-name="Table5.A1" office:value-type="string">
            <text:p text:style-name="P5"><text:span text:style-name="T2">A</text:span><text:span text:style-name="T3">1</text:span><text:span text:style-name="T2">02</text:span></text:p>
          </table:table-cell>
          <table:table-cell table:style-name="Table5.A1" office:value-type="string">
            <text:p text:style-name="P24"><text:span text:style-name="T13">A</text:span><text:span text:style-name="T15">1</text:span><text:span text:style-name="T13">03</text:span></text:p>
          </table:table-cell>
          <table:table-cell table:style-name="Table5.E1" office:value-type="string">
            <text:p text:style-name="P5"><text:span text:style-name="T2">A</text:span><text:span text:style-name="T3">1</text:span><text:span text:style-name="T2">10</text:span></text:p>
          </table:table-cell>
          <table:table-cell table:style-name="Table5.E1" office:value-type="string">
            <text:p text:style-name="P5"><text:span text:style-name="T2">A</text:span><text:span text:style-name="T3">1</text:span><text:span text:style-name="T2">11</text:span></text:p>
          </table:table-cell>
          <table:table-cell table:style-name="Table5.E1" office:value-type="string">
            <text:p text:style-name="P5"><text:span text:style-name="T2">A</text:span><text:span text:style-name="T3">1</text:span><text:span text:style-name="T2">12</text:span></text:p>
          </table:table-cell>
          <table:table-cell table:style-name="Table5.E1" office:value-type="string">
            <text:p text:style-name="P5"><text:span text:style-name="T2">A</text:span><text:span text:style-name="T3">1</text:span><text:span text:style-name="T2">13</text:span></text:p>
          </table:table-cell>
          <table:table-cell table:style-name="Table5.I1" office:value-type="string">
            <text:p text:style-name="P5"><text:span text:style-name="T2">A</text:span><text:span text:style-name="T3">1</text:span><text:span text:style-name="T2">20</text:span></text:p>
          </table:table-cell>
          <table:table-cell table:style-name="Table5.I1" office:value-type="string">
            <text:p text:style-name="P5"><text:span text:style-name="T2">A</text:span><text:span text:style-name="T3">1</text:span><text:span text:style-name="T2">21</text:span></text:p>
          </table:table-cell>
          <table:table-cell table:style-name="Table5.I1" office:value-type="string">
            <text:p text:style-name="P5"><text:span text:style-name="T2">A</text:span><text:span text:style-name="T3">1</text:span><text:span text:style-name="T2">22</text:span></text:p>
          </table:table-cell>
          <table:table-cell table:style-name="Table5.L1" office:value-type="string">
            <text:p text:style-name="P5"><text:span text:style-name="T2">A</text:span><text:span text:style-name="T3">1</text:span><text:span text:style-name="T2">23</text:span></text:p>
          </table:table-cell>
        </table:table-row>
      </table:table>
      <text:p text:style-name="P4"/>
      <text:p text:style-name="P10">B. ផ្ទុកតាមជួរឈរចម្បង (Column Major Order)</text:p>
      <text:p text:style-name="P10"/>
      <table:table table:name="Table6" table:style-name="Table6">
        <table:table-column table:style-name="Table6.A"/>
        <table:table-column table:style-name="Table6.B" table:number-columns-repeated="6"/>
        <table:table-column table:style-name="Table6.H" table:number-columns-repeated="4"/>
        <table:table-column table:style-name="Table6.L"/>
        <table:table-row table:style-name="TableLine93931924045360">
          <table:table-cell table:style-name="Table6.A1" office:value-type="string">
            <text:p text:style-name="P6"><text:span text:style-name="T20">A</text:span><text:span text:style-name="T21">00</text:span><text:span text:style-name="T22">0</text:span></text:p>
          </table:table-cell>
          <table:table-cell table:style-name="Table6.A1" office:value-type="string">
            <text:p text:style-name="P6"><text:span text:style-name="T22">A</text:span><text:span text:style-name="T24">1</text:span><text:span text:style-name="T22">0</text:span><text:span text:style-name="T21">0</text:span></text:p>
          </table:table-cell>
          <table:table-cell table:style-name="Table6.C1" office:value-type="string">
            <text:p text:style-name="P6"><text:span text:style-name="T22">A</text:span><text:span text:style-name="T24">010</text:span></text:p>
          </table:table-cell>
          <table:table-cell table:style-name="Table6.C1" office:value-type="string">
            <text:p text:style-name="P6"><text:span text:style-name="T22">A</text:span><text:span text:style-name="T25">11</text:span><text:span text:style-name="T21">0</text:span></text:p>
          </table:table-cell>
          <table:table-cell table:style-name="Table6.E1" office:value-type="string">
            <text:p text:style-name="P6"><text:span text:style-name="T22">A0</text:span><text:span text:style-name="T23">2</text:span><text:span text:style-name="T22">0</text:span></text:p>
          </table:table-cell>
          <table:table-cell table:style-name="Table6.E1" office:value-type="string">
            <text:p text:style-name="P6"><text:span text:style-name="T22">A</text:span><text:span text:style-name="T23">120</text:span></text:p>
          </table:table-cell>
          <table:table-cell table:style-name="Table6.G1" office:value-type="string">
            <text:p text:style-name="P6"><text:span text:style-name="T9">A0</text:span><text:span text:style-name="T10">01</text:span></text:p>
          </table:table-cell>
          <table:table-cell table:style-name="Table6.G1" office:value-type="string">
            <text:p text:style-name="P6"><text:span text:style-name="T22">A</text:span><text:span text:style-name="T25">101</text:span></text:p>
          </table:table-cell>
          <table:table-cell table:style-name="Table6.G1" office:value-type="string">
            <text:p text:style-name="P6"><text:span text:style-name="T22">A0</text:span><text:span text:style-name="T23">1</text:span><text:span text:style-name="T25">1</text:span></text:p>
          </table:table-cell>
          <table:table-cell table:style-name="Table6.G1" office:value-type="string">
            <text:p text:style-name="P6"><text:span text:style-name="T22">A</text:span><text:span text:style-name="T25">11</text:span><text:span text:style-name="T22">1</text:span></text:p>
          </table:table-cell>
          <table:table-cell table:style-name="Table6.G1" office:value-type="string">
            <text:p text:style-name="P6"><text:span text:style-name="T22">A</text:span><text:span text:style-name="T25">0</text:span><text:span text:style-name="T22">2</text:span><text:span text:style-name="T25">1</text:span></text:p>
          </table:table-cell>
          <table:table-cell table:style-name="Table6.L1" office:value-type="string">
            <text:p text:style-name="P6"><text:span text:style-name="T22">A</text:span><text:span text:style-name="T25">121</text:span></text:p>
          </table:table-cell>
        </table:table-row>
      </table:table>
      <text:p text:style-name="P10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column table:style-name="Table3.B"/>
        <table:table-column table:style-name="Table3.A"/>
        <table:table-column table:style-name="Table3.D"/>
        <table:table-column table:style-name="Table3.B"/>
        <table:table-column table:style-name="Table3.A"/>
        <table:table-column table:style-name="Table3.D"/>
        <table:table-column table:style-name="Table3.B"/>
        <table:table-column table:style-name="Table3.L"/>
        <table:table-row table:style-name="TableLine93931924063584">
          <table:table-cell table:style-name="Table3.A1" office:value-type="string">
            <text:p text:style-name="P24"><text:span text:style-name="T11">A</text:span><text:span text:style-name="T12">002</text:span></text:p>
          </table:table-cell>
          <table:table-cell table:style-name="Table3.A1" office:value-type="string">
            <text:p text:style-name="P24"><text:span text:style-name="T13">A</text:span><text:span text:style-name="T12">102</text:span></text:p>
          </table:table-cell>
          <table:table-cell table:style-name="Table3.A1" office:value-type="string">
            <text:p text:style-name="P24"><text:span text:style-name="T13">A</text:span><text:span text:style-name="T12">012</text:span></text:p>
          </table:table-cell>
          <table:table-cell table:style-name="Table3.A1" office:value-type="string">
            <text:p text:style-name="P24"><text:span text:style-name="T13">A</text:span><text:span text:style-name="T12">112</text:span></text:p>
          </table:table-cell>
          <table:table-cell table:style-name="Table3.A1" office:value-type="string">
            <text:p text:style-name="P24"><text:span text:style-name="T13">A</text:span><text:span text:style-name="T12">022</text:span></text:p>
          </table:table-cell>
          <table:table-cell table:style-name="Table3.A1" office:value-type="string">
            <text:p text:style-name="P24"><text:span text:style-name="T13">A</text:span><text:span text:style-name="T12">122</text:span></text:p>
          </table:table-cell>
          <table:table-cell table:style-name="Table3.A1" office:value-type="string">
            <text:p text:style-name="P24"><text:span text:style-name="T13">A</text:span><text:span text:style-name="T12">003</text:span></text:p>
          </table:table-cell>
          <table:table-cell table:style-name="Table3.A1" office:value-type="string">
            <text:p text:style-name="P24"><text:span text:style-name="T13">A</text:span><text:span text:style-name="T14">1</text:span><text:span text:style-name="T12">0</text:span><text:span text:style-name="T13">3</text:span></text:p>
          </table:table-cell>
          <table:table-cell table:style-name="Table3.A1" office:value-type="string">
            <text:p text:style-name="P24"><text:span text:style-name="T13">A</text:span><text:span text:style-name="T12">013</text:span></text:p>
          </table:table-cell>
          <table:table-cell table:style-name="Table3.A1" office:value-type="string">
            <text:p text:style-name="P24"><text:span text:style-name="T13">A</text:span><text:span text:style-name="T15">113</text:span></text:p>
          </table:table-cell>
          <table:table-cell table:style-name="Table3.A1" office:value-type="string">
            <text:p text:style-name="P24"><text:span text:style-name="T13">A</text:span><text:span text:style-name="T15">023</text:span></text:p>
          </table:table-cell>
          <table:table-cell table:style-name="Table3.L1" office:value-type="string">
            <text:p text:style-name="P5"><text:span text:style-name="T2">A</text:span><text:span text:style-name="T3">1</text:span><text:span text:style-name="T2">23</text:span></text:p>
          </table:table-cell>
        </table:table-row>
      </table:table>
      <text:p text:style-name="P4"><text:span text:style-name="T18"/></text:p>
      <text:p text:style-name="P18"><text:soft-page-break/><text:span text:style-name="T18">3. </text:span><text:span text:style-name="T16">ចូរសរសេរ</text:span><text:span text:style-name="T28">Statement C programming សម្តែងអោយការផ្ទុកតាម Row and Column Major Order របស់ Ex1 and Ex2</text:span></text:p>
      <text:p text:style-name="P11"/>
      <text:p text:style-name="P14">1. Array ២ វិមាត្រ</text:p>
      <text:p text:style-name="P12"><text:tab/><text:span text:style-name="T34">A. Row</text:span></text:p>
      <text:p text:style-name="P12"><text:span text:style-name="T29"><text:tab/></text:span>for (int I = 0; I &lt;= s0; i++){</text:p>
      <text:p text:style-name="P12"><text:tab/><text:tab/>for(int j = 0; j &lt;= s1; j++){</text:p>
      <text:p text:style-name="P25"><text:span text:style-name="T5"><text:tab/><text:tab/><text:tab/>printf(”A: %d%d“&lt;&lt;</text:span><text:span text:style-name="T6">s[ i ][ j ];</text:span></text:p>
      <text:p text:style-name="P12"><text:tab/><text:tab/>}</text:p>
      <text:p text:style-name="P12"><text:tab/>}</text:p>
      <text:p text:style-name="P12"><text:tab/><text:span text:style-name="T33">B. Column</text:span></text:p>
      <text:p text:style-name="P26"><text:span text:style-name="T5"><text:tab/>for (int I = 0; I &lt;= s</text:span><text:span text:style-name="T6">1</text:span><text:span text:style-name="T5">; i++){</text:span></text:p>
      <text:p text:style-name="P26"><text:span text:style-name="T5"><text:tab/><text:tab/>for(int j = 0; j &lt;= s</text:span><text:span text:style-name="T6">0</text:span><text:span text:style-name="T5">; j++){</text:span></text:p>
      <text:p text:style-name="P26"><text:span text:style-name="T5"><text:tab/><text:tab/><text:tab/>printf(”A: %d%d“&lt;&lt;</text:span><text:span text:style-name="T6">s[ i ][ j ];</text:span></text:p>
      <text:p text:style-name="P13"><text:tab/><text:tab/>}</text:p>
      <text:p text:style-name="P13"><text:tab/>}</text:p>
      <text:p text:style-name="P12"><text:span text:style-name="T4"/></text:p>
      <text:p text:style-name="P27"><text:span text:style-name="T5">2. Array ៣ វិមាត្រ</text:span></text:p>
      <text:p text:style-name="P26"><text:tab/><text:span text:style-name="T8">A. Row</text:span></text:p>
      <text:p text:style-name="P26"><text:span text:style-name="T5"><text:tab/>for (int I = 0; I &lt;= s</text:span><text:span text:style-name="T6">0</text:span><text:span text:style-name="T5">; i++){</text:span></text:p>
      <text:p text:style-name="P13"><text:tab/><text:tab/>for(int j = 0; j &lt;= s1; j++){</text:p>
      <text:p text:style-name="P26"><text:span text:style-name="T5"><text:tab/><text:tab/><text:tab/></text:span><text:span text:style-name="T6">for(int k=0; k&lt;=s</text:span><text:span text:style-name="T7">2</text:span><text:span text:style-name="T6">; k++){</text:span></text:p>
      <text:p text:style-name="P26"><text:soft-page-break/><text:span text:style-name="T6"><text:tab/><text:tab/><text:tab/><text:tab/></text:span><text:span text:style-name="T5">printf(”A: %d%d%</text:span><text:span text:style-name="T6">d</text:span><text:span text:style-name="T5">“&lt;&lt;</text:span><text:span text:style-name="T6">s[ i ][ j ][ k ];<text:tab/><text:tab/><text:tab/></text:span></text:p>
      <text:p text:style-name="P26"><text:span text:style-name="T6"><text:tab/><text:tab/><text:tab/>}</text:span></text:p>
      <text:p text:style-name="P13"><text:tab/><text:tab/>}</text:p>
      <text:p text:style-name="P13"><text:span text:style-name="T8"><text:tab/>}</text:span></text:p>
      <text:p text:style-name="P26"><text:span text:style-name="T8"><text:tab/>B. Column</text:span></text:p>
      <text:p text:style-name="P26"/>
      <text:p text:style-name="P26"><text:span text:style-name="T4"><text:tab/></text:span><text:span text:style-name="T5">for (int I = 0; I &lt;= s</text:span><text:span text:style-name="T6">3</text:span><text:span text:style-name="T5">; i++){</text:span></text:p>
      <text:p text:style-name="P13"><text:tab/><text:tab/>for(int j = 0; j &lt;= s1; j++){</text:p>
      <text:p text:style-name="P26"><text:span text:style-name="T5"><text:tab/><text:tab/><text:tab/></text:span><text:span text:style-name="T6">for(int k=0; k&lt;=s0; k++){</text:span></text:p>
      <text:p text:style-name="P26"><text:span text:style-name="T6"><text:tab/><text:tab/><text:tab/><text:tab/></text:span><text:span text:style-name="T5">printf(”A: %d%d%</text:span><text:span text:style-name="T6">d</text:span><text:span text:style-name="T5">“&lt;&lt;</text:span><text:span text:style-name="T6">s[ i ][ j ][ k ];<text:tab/><text:tab/><text:tab/></text:span></text:p>
      <text:p text:style-name="P26"><text:span text:style-name="T6"><text:tab/><text:tab/><text:tab/>}</text:span></text:p>
      <text:p text:style-name="P13"><text:tab/><text:tab/>}</text:p>
      <text:p text:style-name="P13"><text:tab/>}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2-05T22:43:37.973375913</dc:date>
    <meta:editing-duration>PT1H32M36S</meta:editing-duration>
    <meta:editing-cycles>6</meta:editing-cycles>
    <meta:document-statistic meta:table-count="6" meta:image-count="0" meta:object-count="0" meta:page-count="3" meta:paragraph-count="111" meta:word-count="251" meta:character-count="1134" meta:non-whitespace-character-count="934"/>
  </office:meta>
</office:document-meta>
</file>